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">
      <style:table-properties style:width="17.59cm" style:page-number="auto" table:align="margins"/>
    </style:style>
    <style:style style:name="Tableau1.A" style:family="table-column">
      <style:table-column-properties style:column-width="8.79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1.037cm" fo:margin-right="0.102cm" fo:text-indent="0cm" style:auto-text-indent="false"/>
    </style:style>
    <style:style style:name="P2" style:family="paragraph" style:parent-style-name="Standard">
      <style:paragraph-properties fo:margin-left="1.18cm" fo:margin-right="0.102cm" fo:text-indent="0cm" style:auto-text-indent="false"/>
    </style:style>
    <style:style style:name="P3" style:family="paragraph" style:parent-style-name="Table_20_Contents">
      <style:paragraph-properties fo:margin-left="1.18cm" fo:margin-right="0.102cm" fo:text-indent="0cm" style:auto-text-indent="false"/>
      <style:text-properties style:font-name="Arial" fo:font-size="11.1999998092651pt" fo:font-weight="bold" officeooo:rsid="001de20c" officeooo:paragraph-rsid="001de20c" style:font-size-asian="9.80000019073486pt" style:font-weight-asian="bold" style:font-size-complex="11.1999998092651pt" style:font-weight-complex="bold"/>
    </style:style>
    <style:style style:name="P4" style:family="paragraph" style:parent-style-name="Text_20_body">
      <style:paragraph-properties fo:margin-top="0cm" fo:margin-bottom="0cm" style:contextual-spacing="false" fo:line-height="114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1.037cm" fo:margin-right="0.102cm" fo:margin-top="0cm" fo:margin-bottom="0cm" style:contextual-spacing="false" fo:line-height="114%" fo:text-indent="0cm" style:auto-text-indent="false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left="1.037cm" fo:margin-right="0.102cm" fo:margin-top="0cm" fo:margin-bottom="0cm" style:contextual-spacing="false" fo:line-height="114%" fo:text-indent="0cm" style:auto-text-indent="false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1.037cm" fo:margin-right="0.102cm" fo:text-indent="0cm" style:auto-text-indent="false"/>
    </style:style>
    <style:style style:name="P8" style:family="paragraph" style:parent-style-name="Text_20_body">
      <style:paragraph-properties fo:margin-left="1.18cm" fo:margin-right="0.102cm" fo:margin-top="0cm" fo:margin-bottom="0cm" style:contextual-spacing="false" fo:line-height="114%" fo:text-indent="0cm" style:auto-text-indent="false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left="1.18cm" fo:margin-right="0.102cm" fo:margin-top="0cm" fo:margin-bottom="0cm" style:contextual-spacing="false" fo:line-height="114%" fo:text-indent="0cm" style:auto-text-indent="false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bold" officeooo:paragraph-rsid="001de20c" style:text-blinking="false" fo:background-color="transparent"/>
    </style:style>
    <style:style style:name="P10" style:family="paragraph" style:parent-style-name="Text_20_body">
      <style:paragraph-properties fo:margin-left="1.18cm" fo:margin-right="0.102cm" fo:margin-top="0cm" fo:margin-bottom="0cm" style:contextual-spacing="false" fo:line-height="114%" fo:text-indent="0cm" style:auto-text-indent="false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1.18cm" fo:margin-right="0.102cm" fo:margin-top="0cm" fo:margin-bottom="0cm" style:contextual-spacing="false" fo:line-height="114%" fo:text-indent="0cm" style:auto-text-indent="false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officeooo:paragraph-rsid="001de20c" style:text-blinking="false" fo:background-color="transparent"/>
    </style:style>
    <style:style style:name="P12" style:family="paragraph" style:parent-style-name="Text_20_body">
      <style:paragraph-properties fo:margin-left="1.18cm" fo:margin-right="0.102cm" fo:text-indent="0cm" style:auto-text-indent="false"/>
    </style:style>
    <style:style style:name="P13" style:family="paragraph" style:parent-style-name="Text_20_body">
      <style:paragraph-properties fo:margin-left="1.18cm" fo:margin-right="0.102cm" fo:text-indent="0cm" style:auto-text-indent="false"/>
      <style:text-properties officeooo:paragraph-rsid="001de20c"/>
    </style:style>
    <style:style style:name="T1" style:family="text"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.25pt" fo:font-style="normal" style:text-underline-style="none" fo:font-weight="bold" style:text-blinking="false" fo:background-color="transparent"/>
    </style:style>
    <style:style style:name="T3" style:family="text">
      <style:text-properties officeooo:rsid="001de2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<text:bookmark text:name="docs-internal-guid--2640fb0-e6e5-3a55-096b-070a9c736b26"/><text:span text:style-name="T2">Gestion des utilisateurs</text:span> </text:p>
          </table:table-cell>
          <table:table-cell table:style-name="Tableau1.B1" office:value-type="string">
            <text:p text:style-name="P2"><text:bookmark text:name="docs-internal-guid--2640fb0-e6e6-f3b2-b8d1-474e050b5469"/><text:span text:style-name="T2">Gestion des disponibilités</text:span> </text:p>
          </table:table-cell>
        </table:table-row>
        <table:table-row>
          <table:table-cell table:style-name="Tableau1.A2" office:value-type="string">
            <text:p text:style-name="P5"><text:bookmark text:name="docs-internal-guid--2640fb0-e6e5-0da3-72e0-99dd2b61a46f"/>Employé</text:p>
            <text:p text:style-name="P6">-noEmploye</text:p>
            <text:p text:style-name="P6">-nom</text:p>
            <text:p text:style-name="P6">-prenom</text:p>
            <text:p text:style-name="P6">-motDePasse</text:p>
            <text:p text:style-name="P6">-courriel</text:p>
            <text:p text:style-name="P6">-adresse</text:p>
            <text:p text:style-name="P6">-possesseurCle</text:p>
            <text:p text:style-name="P6">-typeEmploye</text:p>
            <text:p text:style-name="P6">-indPriorité</text:p>
            <text:p text:style-name="P6">-nbHeureMinTravail</text:p>
            <text:p text:style-name="P6">-nbHeureMaxTravail</text:p>
            <text:p text:style-name="P6">-formationVetement</text:p>
            <text:p text:style-name="P6">-formationChaussure</text:p>
            <text:p text:style-name="P6">-formationCaissier</text:p>
            <text:p text:style-name="P6">-respHoraireConflit</text:p>
            <text:p text:style-name="P6">-notifHoraire</text:p>
            <text:p text:style-name="P6">-notifRemplacement</text:p>
            <text:p text:style-name="P7"/>
            <text:p text:style-name="P5">Telephone</text:p>
            <text:p text:style-name="P6">-noTelephone</text:p>
            <text:p text:style-name="P6">-noEmploye</text:p>
            <text:p text:style-name="P7"><text:span text:style-name="T1">-description</text:span> </text:p>
          </table:table-cell>
          <table:table-cell table:style-name="Tableau1.B2" office:value-type="string">
            <text:p text:style-name="P8"><text:bookmark text:name="docs-internal-guid--2640fb0-e6e6-dc2f-8706-fd37ebf7e470"/>DisponibiliteSemaine</text:p>
            <text:p text:style-name="P10">-idDispoSemaine</text:p>
            <text:p text:style-name="P10">-noEmploye</text:p>
            <text:p text:style-name="P10">-dateDebutHoraire</text:p>
            <text:p text:style-name="P10">-nbHeureSouhaite</text:p>
            <text:p text:style-name="P10">-refIdSemaineACopier</text:p>
            <text:p text:style-name="P12"/>
            <text:p text:style-name="P8">DisponibiliteJours</text:p>
            <text:p text:style-name="P10">-idDispoJours</text:p>
            <text:p text:style-name="P10">-idDispoSemaine</text:p>
            <text:p text:style-name="P10">-jour</text:p>
            <text:p text:style-name="P10">-heureDebut</text:p>
            <text:p text:style-name="P10">-heureFin</text:p>
            <text:p text:style-name="P12"><text:line-break/></text:p>
          </table:table-cell>
        </table:table-row>
        <table:table-row>
          <table:table-cell table:style-name="Tableau1.A2" office:value-type="string">
            <text:p text:style-name="P1"><text:bookmark text:name="docs-internal-guid--2640fb0-e6e6-a9af-db24-1f38bb63cc49"/><text:span text:style-name="T2">Gestion des ressources</text:span> </text:p>
          </table:table-cell>
          <table:table-cell table:style-name="Tableau1.B2" office:value-type="string">
            <text:p text:style-name="P2"><text:bookmark text:name="docs-internal-guid--2640fb0-e6e6-91df-56e0-108f8019421e"/><text:span text:style-name="T2">Gestion de l’horaire</text:span> </text:p>
          </table:table-cell>
        </table:table-row>
        <table:table-row>
          <table:table-cell table:style-name="Tableau1.A2" office:value-type="string">
            <text:p text:style-name="P5"><text:bookmark text:name="docs-internal-guid--2640fb0-e6e6-7c59-3231-a8c871d61701"/>Ressource</text:p>
            <text:p text:style-name="P6">-idBlocRessource</text:p>
            <text:p text:style-name="P6">-idHoraire</text:p>
            <text:p text:style-name="P6">-date</text:p>
            <text:p text:style-name="P6">-heureDebut</text:p>
            <text:p text:style-name="P6">-heureFin</text:p>
            <text:p text:style-name="P6">-nbEmpChaussures</text:p>
            <text:p text:style-name="P6">-nbEmpVetements</text:p>
            <text:p text:style-name="P6">-nbEmpCaissier</text:p>
            <text:p text:style-name="P7"><text:line-break/></text:p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au1.B2" office:value-type="string">
            <text:p text:style-name="P8"><text:bookmark text:name="docs-internal-guid--2640fb0-e6e6-695c-3c55-1c249fa49dfe"/>Horaire</text:p>
            <text:p text:style-name="P10">-idHoraire</text:p>
            <text:p text:style-name="P10">-dateDebutHoraire</text:p>
            <text:p text:style-name="P10">-estValide</text:p>
            <text:p text:style-name="P12"/>
            <text:p text:style-name="P8">PlageDeTravail</text:p>
            <text:p text:style-name="P10">-idQuartTravail</text:p>
            <text:p text:style-name="P10">-idHoraire</text:p>
            <text:p text:style-name="P10">-noEmploye</text:p>
            <text:p text:style-name="P10">-typeTravail</text:p>
            <text:p text:style-name="P10">-heureDebut</text:p>
            <text:p text:style-name="P10">-heureFin</text:p>
            <text:p text:style-name="P12"><text:line-break/></text:p>
            <text:p text:style-name="P12"/>
          </table:table-cell>
        </table:table-row>
        <text:soft-page-break/>
        <table:table-row>
          <table:table-cell table:style-name="Tableau1.A2" office:value-type="string">
            <text:p text:style-name="P1"><text:bookmark text:name="docs-internal-guid--2640fb0-e6e6-512b-a7e1-c92f9fa6f517"/><text:span text:style-name="T2">Gestion des remplacements</text:span> </text:p>
          </table:table-cell>
          <table:table-cell table:style-name="Tableau1.B2" office:value-type="string">
            <text:p text:style-name="P2"><text:bookmark text:name="docs-internal-guid--2640fb0-e6e6-2dec-be92-af6bd3d9b07c"/><text:span text:style-name="T2">Gestion de la formation</text:span> </text:p>
          </table:table-cell>
        </table:table-row>
        <table:table-row>
          <table:table-cell table:style-name="Tableau1.A2" office:value-type="string">
            <text:p text:style-name="P5"><text:bookmark text:name="docs-internal-guid--2640fb0-e6e6-1ab6-c2c6-ec5823cb0f70"/>Remplacement</text:p>
            <text:p text:style-name="P6">-idRemplacement</text:p>
            <text:p text:style-name="P6">-idQuartTravail</text:p>
            <text:p text:style-name="P6">-noEmpRemplacement</text:p>
            <text:p text:style-name="P6">-dateDemande</text:p>
            <text:p text:style-name="P7"><text:line-break/></text:p>
          </table:table-cell>
          <table:table-cell table:style-name="Tableau1.B2" office:value-type="string">
            <text:p text:style-name="P8"><text:bookmark text:name="docs-internal-guid--2640fb0-e6e6-09ec-a1c3-543712883020"/>Fichier</text:p>
            <text:p text:style-name="P10">-noFichier</text:p>
            <text:p text:style-name="P10">-lien</text:p>
            <text:p text:style-name="P10">-description</text:p>
            <text:p text:style-name="P10">-idEmpAuteur</text:p>
            <text:p text:style-name="P10">-<text:span text:style-name="T3">idDossier</text:span></text:p>
            <text:p text:style-name="P12"/>
            <text:p text:style-name="P8">FichierLu</text:p>
            <text:p text:style-name="P10">-idConnexion</text:p>
            <text:p text:style-name="P10">-date</text:p>
            <text:p text:style-name="P10">-noFichier</text:p>
            <text:p text:style-name="P10">-noEmploye</text:p>
            <text:p text:style-name="P12"/>
            <text:p text:style-name="P9">Dossier </text:p>
            <text:p text:style-name="P11">-idDossier</text:p>
            <text:p text:style-name="P11">-Nom</text:p>
            <text:p text:style-name="P11">-DossierParent</text:p>
            <text:p text:style-name="P13"><text:line-break/></text:p>
          </table:table-cell>
        </table:table-row>
        <table:table-row>
          <table:table-cell table:style-name="Tableau1.A2" office:value-type="string">
            <text:p text:style-name="P1"><text:bookmark text:name="docs-internal-guid--2640fb0-e6e7-ed8f-169c-131cad43a002"/><text:span text:style-name="T2">Gestion des messages</text:span> 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5"><text:bookmark text:name="docs-internal-guid--2640fb0-e6e7-d0c7-480c-af1dea8e0483"/>Article</text:p>
            <text:p text:style-name="P6">-idArticle</text:p>
            <text:p text:style-name="P6">-titre</text:p>
            <text:p text:style-name="P6">-date</text:p>
            <text:p text:style-name="P6">-message</text:p>
            <text:p text:style-name="P6">-noEmpAuteur</text:p>
            <text:p text:style-name="P7"/>
            <text:p text:style-name="P5">ArticleLu</text:p>
            <text:p text:style-name="P6">-idArticle</text:p>
            <text:p text:style-name="P6">-noEmploye</text:p>
            <text:p text:style-name="P7"><text:span text:style-name="T1">-dateLecture</text:span> </text:p>
          </table:table-cell>
          <table:table-cell table:style-name="Tableau1.B2" office:value-type="string">
            <text:p text:style-name="P12"><text:lin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5:55:37.928000000</meta:creation-date>
    <dc:date>2013-10-23T16:04:15.142000000</dc:date>
    <meta:editing-duration>P0D</meta:editing-duration>
    <meta:editing-cycles>1</meta:editing-cycles>
    <meta:document-statistic meta:table-count="1" meta:image-count="0" meta:object-count="0" meta:page-count="2" meta:paragraph-count="97" meta:word-count="106" meta:character-count="1151" meta:non-whitespace-character-count="1120"/>
    <meta:generator>LibreOffice/4.1.2.3$Windows_x86 LibreOffice_project/40b2d7fde7e8d2d7bc5a449dc65df4d08a7dd38</meta:generator>
  </office:meta>
</office:document-meta>
</file>